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5.84mm" svg:y="15.6mm">
            <loext:p draw:notify-on-update-of-ranges="Sheet1.G1:Sheet1.G2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00685763" calcext:value-type="float">
            <text:p>0.0068576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5338Cur_speed</text:p>
          </table:table-cell>
          <table:table-cell table:formula="of:=0.07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99314" calcext:value-type="float">
            <text:p>1.99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00685763" calcext:value-type="float">
            <text:p>0.0068576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5338Cur_speed</text:p>
          </table:table-cell>
          <table:table-cell table:formula="of:=0.0789186" office:value-type="float" office:value="0.0789186" calcext:value-type="float">
            <text:p>0.0789186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99314" calcext:value-type="float">
            <text:p>1.99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00685763" calcext:value-type="float">
            <text:p>0.0068576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5338Cur_speed</text:p>
          </table:table-cell>
          <table:table-cell table:formula="of:=0.0878209" office:value-type="float" office:value="0.0878209" calcext:value-type="float">
            <text:p>0.087820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99314" calcext:value-type="float">
            <text:p>1.99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00685763" calcext:value-type="float">
            <text:p>0.0068576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5338Cur_speed</text:p>
          </table:table-cell>
          <table:table-cell table:formula="of:=0.0966863" office:value-type="float" office:value="0.0966863" calcext:value-type="float">
            <text:p>0.096686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99314" calcext:value-type="float">
            <text:p>1.99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0203631" calcext:value-type="float">
            <text:p>0.0203631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5433Cur_speed</text:p>
          </table:table-cell>
          <table:table-cell table:formula="of:=0.105512" office:value-type="float" office:value="0.105512" calcext:value-type="float">
            <text:p>0.10551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97964" calcext:value-type="float">
            <text:p>1.97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0276786" calcext:value-type="float">
            <text:p>0.027678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5484Cur_speed</text:p>
          </table:table-cell>
          <table:table-cell table:formula="of:=0.114296" office:value-type="float" office:value="0.114296" calcext:value-type="float">
            <text:p>0.114296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97232" calcext:value-type="float">
            <text:p>1.97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0355602" calcext:value-type="float">
            <text:p>0.0355602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554Cur_speed</text:p>
          </table:table-cell>
          <table:table-cell table:formula="of:=0.123093" office:value-type="float" office:value="0.123093" calcext:value-type="float">
            <text:p>0.12309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96444" calcext:value-type="float">
            <text:p>1.96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0445598" calcext:value-type="float">
            <text:p>0.044559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5603Cur_speed</text:p>
          </table:table-cell>
          <table:table-cell table:formula="of:=0.131863" office:value-type="float" office:value="0.131863" calcext:value-type="float">
            <text:p>0.13186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95544" calcext:value-type="float">
            <text:p>1.95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0541263" calcext:value-type="float">
            <text:p>0.054126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6166Cur_speed</text:p>
          </table:table-cell>
          <table:table-cell table:formula="of:=0.140612" office:value-type="float" office:value="0.140612" calcext:value-type="float">
            <text:p>0.14061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94587" calcext:value-type="float">
            <text:p>1.94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0653869" calcext:value-type="float">
            <text:p>0.065386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6292Cur_speed</text:p>
          </table:table-cell>
          <table:table-cell table:formula="of:=0.149337" office:value-type="float" office:value="0.149337" calcext:value-type="float">
            <text:p>0.14933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93461" calcext:value-type="float">
            <text:p>1.93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0766475" calcext:value-type="float">
            <text:p>0.076647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6418Cur_speed</text:p>
          </table:table-cell>
          <table:table-cell table:formula="of:=0.158039" office:value-type="float" office:value="0.158039" calcext:value-type="float">
            <text:p>0.15803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92335" calcext:value-type="float">
            <text:p>1.92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100282" calcext:value-type="float">
            <text:p>0.100282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6683Cur_speed</text:p>
          </table:table-cell>
          <table:table-cell table:formula="of:=0.166723" office:value-type="float" office:value="0.166723" calcext:value-type="float">
            <text:p>0.16672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89972" calcext:value-type="float">
            <text:p>1.899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112662" calcext:value-type="float">
            <text:p>0.112662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6822Cur_speed</text:p>
          </table:table-cell>
          <table:table-cell table:formula="of:=0.175385" office:value-type="float" office:value="0.175385" calcext:value-type="float">
            <text:p>0.175385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88734" calcext:value-type="float">
            <text:p>1.88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126167" calcext:value-type="float">
            <text:p>0.12616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6973Cur_speed</text:p>
          </table:table-cell>
          <table:table-cell table:formula="of:=0.184079" office:value-type="float" office:value="0.184079" calcext:value-type="float">
            <text:p>0.18407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87383" calcext:value-type="float">
            <text:p>1.87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140235" calcext:value-type="float">
            <text:p>0.14023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713Cur_speed</text:p>
          </table:table-cell>
          <table:table-cell table:formula="of:=0.192745" office:value-type="float" office:value="0.192745" calcext:value-type="float">
            <text:p>0.192745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85976" calcext:value-type="float">
            <text:p>1.85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155995" calcext:value-type="float">
            <text:p>0.15599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7307Cur_speed</text:p>
          </table:table-cell>
          <table:table-cell table:formula="of:=0.201385" office:value-type="float" office:value="0.201385" calcext:value-type="float">
            <text:p>0.201385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84401" calcext:value-type="float">
            <text:p>1.84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17175" calcext:value-type="float">
            <text:p>0.1717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7483Cur_speed</text:p>
          </table:table-cell>
          <table:table-cell table:formula="of:=0.21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82825" calcext:value-type="float">
            <text:p>1.82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187506" calcext:value-type="float">
            <text:p>0.18750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8101Cur_speed</text:p>
          </table:table-cell>
          <table:table-cell table:formula="of:=0.218592" office:value-type="float" office:value="0.218592" calcext:value-type="float">
            <text:p>0.21859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81249" calcext:value-type="float">
            <text:p>1.81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221259" calcext:value-type="float">
            <text:p>0.22125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30372Cur_speed</text:p>
          </table:table-cell>
          <table:table-cell table:formula="of:=0.227157" office:value-type="float" office:value="0.227157" calcext:value-type="float">
            <text:p>0.22715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77874" calcext:value-type="float">
            <text:p>1.77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239266" calcext:value-type="float">
            <text:p>0.23926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31583Cur_speed</text:p>
          </table:table-cell>
          <table:table-cell table:formula="of:=0.235691" office:value-type="float" office:value="0.235691" calcext:value-type="float">
            <text:p>0.23569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76073" calcext:value-type="float">
            <text:p>1.76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257857" calcext:value-type="float">
            <text:p>0.25785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32833Cur_speed</text:p>
          </table:table-cell>
          <table:table-cell table:formula="of:=0.244271" office:value-type="float" office:value="0.244271" calcext:value-type="float">
            <text:p>0.24427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74214" calcext:value-type="float">
            <text:p>1.74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276966" calcext:value-type="float">
            <text:p>0.27696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34119Cur_speed</text:p>
          </table:table-cell>
          <table:table-cell table:formula="of:=0.252823" office:value-type="float" office:value="0.252823" calcext:value-type="float">
            <text:p>0.25282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72303" calcext:value-type="float">
            <text:p>1.72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297219" calcext:value-type="float">
            <text:p>0.29721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35481Cur_speed</text:p>
          </table:table-cell>
          <table:table-cell table:formula="of:=0.261345" office:value-type="float" office:value="0.261345" calcext:value-type="float">
            <text:p>0.261345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70278" calcext:value-type="float">
            <text:p>1.70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318604" calcext:value-type="float">
            <text:p>0.318604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36919Cur_speed</text:p>
          </table:table-cell>
          <table:table-cell table:formula="of:=0.269847" office:value-type="float" office:value="0.269847" calcext:value-type="float">
            <text:p>0.26984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6814" calcext:value-type="float">
            <text:p>1.6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339988" calcext:value-type="float">
            <text:p>0.33998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38358Cur_speed</text:p>
          </table:table-cell>
          <table:table-cell table:formula="of:=0.2783" office:value-type="float" office:value="0.2783" calcext:value-type="float">
            <text:p>0.278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66001" calcext:value-type="float">
            <text:p>1.66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383879" calcext:value-type="float">
            <text:p>0.38387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4131Cur_speed</text:p>
          </table:table-cell>
          <table:table-cell table:formula="of:=0.286726" office:value-type="float" office:value="0.286726" calcext:value-type="float">
            <text:p>0.286726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61612" calcext:value-type="float">
            <text:p>1.61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406951" calcext:value-type="float">
            <text:p>0.406951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42862Cur_speed</text:p>
          </table:table-cell>
          <table:table-cell table:formula="of:=0.295114" office:value-type="float" office:value="0.295114" calcext:value-type="float">
            <text:p>0.29511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59305" calcext:value-type="float">
            <text:p>1.59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430584" calcext:value-type="float">
            <text:p>0.430584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44451Cur_speed</text:p>
          </table:table-cell>
          <table:table-cell table:formula="of:=0.303581" office:value-type="float" office:value="0.303581" calcext:value-type="float">
            <text:p>0.30358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56942" calcext:value-type="float">
            <text:p>1.56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430584" calcext:value-type="float">
            <text:p>0.430584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44451Cur_speed</text:p>
          </table:table-cell>
          <table:table-cell table:formula="of:=0.312007" office:value-type="float" office:value="0.312007" calcext:value-type="float">
            <text:p>0.31200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56942" calcext:value-type="float">
            <text:p>1.56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456298" calcext:value-type="float">
            <text:p>0.45629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36853Cur_speed</text:p>
          </table:table-cell>
          <table:table-cell table:formula="of:=0.320405" office:value-type="float" office:value="0.320405" calcext:value-type="float">
            <text:p>0.320405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5437" calcext:value-type="float">
            <text:p>1.5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510148" calcext:value-type="float">
            <text:p>0.51014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4178Cur_speed</text:p>
          </table:table-cell>
          <table:table-cell table:formula="of:=0.328643" office:value-type="float" office:value="0.328643" calcext:value-type="float">
            <text:p>0.32864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48985" calcext:value-type="float">
            <text:p>1.48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536029" calcext:value-type="float">
            <text:p>0.53602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4196Cur_speed</text:p>
          </table:table-cell>
          <table:table-cell table:formula="of:=0.33685" office:value-type="float" office:value="0.33685" calcext:value-type="float">
            <text:p>0.33685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46397" calcext:value-type="float">
            <text:p>1.46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536029" calcext:value-type="float">
            <text:p>0.53602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4196Cur_speed</text:p>
          </table:table-cell>
          <table:table-cell table:formula="of:=0.345157" office:value-type="float" office:value="0.345157" calcext:value-type="float">
            <text:p>0.34515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46397" calcext:value-type="float">
            <text:p>1.46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617061" calcext:value-type="float">
            <text:p>0.617061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4254Cur_speed</text:p>
          </table:table-cell>
          <table:table-cell table:formula="of:=0.353418" office:value-type="float" office:value="0.353418" calcext:value-type="float">
            <text:p>0.353418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38294" calcext:value-type="float">
            <text:p>1.38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64576" calcext:value-type="float">
            <text:p>0.6457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4274Cur_speed</text:p>
          </table:table-cell>
          <table:table-cell table:formula="of:=0.361484" office:value-type="float" office:value="0.361484" calcext:value-type="float">
            <text:p>0.36148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35424" calcext:value-type="float">
            <text:p>1.35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64576" calcext:value-type="float">
            <text:p>0.6457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4274Cur_speed</text:p>
          </table:table-cell>
          <table:table-cell table:formula="of:=0.369793" office:value-type="float" office:value="0.369793" calcext:value-type="float">
            <text:p>0.36979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35424" calcext:value-type="float">
            <text:p>1.35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674447" calcext:value-type="float">
            <text:p>0.67444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4295Cur_speed</text:p>
          </table:table-cell>
          <table:table-cell table:formula="of:=0.378064" office:value-type="float" office:value="0.378064" calcext:value-type="float">
            <text:p>0.37806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32555" calcext:value-type="float">
            <text:p>1.32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734662" calcext:value-type="float">
            <text:p>0.734662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4338Cur_speed</text:p>
          </table:table-cell>
          <table:table-cell table:formula="of:=0.386109" office:value-type="float" office:value="0.386109" calcext:value-type="float">
            <text:p>0.38610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26534" calcext:value-type="float">
            <text:p>1.26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757158" calcext:value-type="float">
            <text:p>0.75715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789266Cur_speed</text:p>
          </table:table-cell>
          <table:table-cell table:formula="of:=0.394089" office:value-type="float" office:value="0.394089" calcext:value-type="float">
            <text:p>0.39408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24284" calcext:value-type="float">
            <text:p>1.24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782256" calcext:value-type="float">
            <text:p>0.78225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472833Cur_speed</text:p>
          </table:table-cell>
          <table:table-cell table:formula="of:=0.4022" office:value-type="float" office:value="0.4022" calcext:value-type="float">
            <text:p>0.402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21774" calcext:value-type="float">
            <text:p>1.21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81546" calcext:value-type="float">
            <text:p>0.8154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506872Cur_speed</text:p>
          </table:table-cell>
          <table:table-cell table:formula="of:=0.410199" office:value-type="float" office:value="0.410199" calcext:value-type="float">
            <text:p>0.41019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18454" calcext:value-type="float">
            <text:p>1.18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849218" calcext:value-type="float">
            <text:p>0.84921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541478Cur_speed</text:p>
          </table:table-cell>
          <table:table-cell table:formula="of:=0.418096" office:value-type="float" office:value="0.418096" calcext:value-type="float">
            <text:p>0.418096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15078" calcext:value-type="float">
            <text:p>1.15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883542" calcext:value-type="float">
            <text:p>0.883542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576665Cur_speed</text:p>
          </table:table-cell>
          <table:table-cell table:formula="of:=0.425939" office:value-type="float" office:value="0.425939" calcext:value-type="float">
            <text:p>0.42593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11646" calcext:value-type="float">
            <text:p>1.11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918988" calcext:value-type="float">
            <text:p>0.91898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613003Cur_speed</text:p>
          </table:table-cell>
          <table:table-cell table:formula="of:=0.433718" office:value-type="float" office:value="0.433718" calcext:value-type="float">
            <text:p>0.433718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08101" calcext:value-type="float">
            <text:p>1.08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0.954435" calcext:value-type="float">
            <text:p>0.95443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649341Cur_speed</text:p>
          </table:table-cell>
          <table:table-cell table:formula="of:=0.441452" office:value-type="float" office:value="0.441452" calcext:value-type="float">
            <text:p>0.44145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04557" calcext:value-type="float">
            <text:p>1.04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02623" calcext:value-type="float">
            <text:p>1.0262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146795Cur_speed</text:p>
          </table:table-cell>
          <table:table-cell table:formula="of:=0.449113" office:value-type="float" office:value="0.449113" calcext:value-type="float">
            <text:p>0.44911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973772" calcext:value-type="float">
            <text:p>0.973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06399" calcext:value-type="float">
            <text:p>1.0639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819433Cur_speed</text:p>
          </table:table-cell>
          <table:table-cell table:formula="of:=0.456716" office:value-type="float" office:value="0.456716" calcext:value-type="float">
            <text:p>0.456716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936012" calcext:value-type="float">
            <text:p>0.936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1017" calcext:value-type="float">
            <text:p>1.101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83446Cur_speed</text:p>
          </table:table-cell>
          <table:table-cell table:formula="of:=0.46452" office:value-type="float" office:value="0.46452" calcext:value-type="float">
            <text:p>0.4645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898299" calcext:value-type="float">
            <text:p>0.898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13997" calcext:value-type="float">
            <text:p>1.1399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849707Cur_speed</text:p>
          </table:table-cell>
          <table:table-cell table:formula="of:=0.472247" office:value-type="float" office:value="0.472247" calcext:value-type="float">
            <text:p>0.47224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860033" calcext:value-type="float">
            <text:p>0.860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17879" calcext:value-type="float">
            <text:p>1.1787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865178Cur_speed</text:p>
          </table:table-cell>
          <table:table-cell table:formula="of:=0.479899" office:value-type="float" office:value="0.479899" calcext:value-type="float">
            <text:p>0.47989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821207" calcext:value-type="float">
            <text:p>0.821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21762" calcext:value-type="float">
            <text:p>1.21762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88065Cur_speed</text:p>
          </table:table-cell>
          <table:table-cell table:formula="of:=0.487463" office:value-type="float" office:value="0.487463" calcext:value-type="float">
            <text:p>0.48746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782378" calcext:value-type="float">
            <text:p>0.782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25645" calcext:value-type="float">
            <text:p>1.2564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896122Cur_speed</text:p>
          </table:table-cell>
          <table:table-cell table:formula="of:=0.494936" office:value-type="float" office:value="0.494936" calcext:value-type="float">
            <text:p>0.494936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74355" calcext:value-type="float">
            <text:p>0.74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33604" calcext:value-type="float">
            <text:p>1.33604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728322Cur_speed</text:p>
          </table:table-cell>
          <table:table-cell table:formula="of:=0.502308" office:value-type="float" office:value="0.502308" calcext:value-type="float">
            <text:p>0.502308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66396" calcext:value-type="float">
            <text:p>0.66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37554" calcext:value-type="float">
            <text:p>1.37554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615377Cur_speed</text:p>
          </table:table-cell>
          <table:table-cell table:formula="of:=0.509565" office:value-type="float" office:value="0.509565" calcext:value-type="float">
            <text:p>0.509565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62446" calcext:value-type="float">
            <text:p>0.62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41775" calcext:value-type="float">
            <text:p>1.4177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65647Cur_speed</text:p>
          </table:table-cell>
          <table:table-cell table:formula="of:=0.517142" office:value-type="float" office:value="0.517142" calcext:value-type="float">
            <text:p>0.51714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582254" calcext:value-type="float">
            <text:p>0.582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46051" calcext:value-type="float">
            <text:p>1.46051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698105Cur_speed</text:p>
          </table:table-cell>
          <table:table-cell table:formula="of:=0.524578" office:value-type="float" office:value="0.524578" calcext:value-type="float">
            <text:p>0.524578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539492" calcext:value-type="float">
            <text:p>0.539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50384" calcext:value-type="float">
            <text:p>1.50384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740293Cur_speed</text:p>
          </table:table-cell>
          <table:table-cell table:formula="of:=0.531885" office:value-type="float" office:value="0.531885" calcext:value-type="float">
            <text:p>0.531885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496162" calcext:value-type="float">
            <text:p>0.496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5467" calcext:value-type="float">
            <text:p>1.546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842394Cur_speed</text:p>
          </table:table-cell>
          <table:table-cell table:formula="of:=0.539053" office:value-type="float" office:value="0.539053" calcext:value-type="float">
            <text:p>0.53905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453302" calcext:value-type="float">
            <text:p>0.453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57766" calcext:value-type="float">
            <text:p>1.5776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123956Cur_speed</text:p>
          </table:table-cell>
          <table:table-cell table:formula="of:=0.546077" office:value-type="float" office:value="0.546077" calcext:value-type="float">
            <text:p>0.54607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422344" calcext:value-type="float">
            <text:p>0.422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66468" calcext:value-type="float">
            <text:p>1.6646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134018Cur_speed</text:p>
          </table:table-cell>
          <table:table-cell table:formula="of:=0.552913" office:value-type="float" office:value="0.552913" calcext:value-type="float">
            <text:p>0.55291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33532" calcext:value-type="float">
            <text:p>0.33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7108" calcext:value-type="float">
            <text:p>1.710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135262Cur_speed</text:p>
          </table:table-cell>
          <table:table-cell table:formula="of:=0.559362" office:value-type="float" office:value="0.559362" calcext:value-type="float">
            <text:p>0.55936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289204" calcext:value-type="float">
            <text:p>0.289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7575" calcext:value-type="float">
            <text:p>1.757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136521Cur_speed</text:p>
          </table:table-cell>
          <table:table-cell table:formula="of:=0.566417" office:value-type="float" office:value="0.566417" calcext:value-type="float">
            <text:p>0.56641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242501" calcext:value-type="float">
            <text:p>0.242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80419" calcext:value-type="float">
            <text:p>1.8041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749842Cur_speed</text:p>
          </table:table-cell>
          <table:table-cell table:formula="of:=0.573209" office:value-type="float" office:value="0.573209" calcext:value-type="float">
            <text:p>0.57320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195812" calcext:value-type="float">
            <text:p>0.195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85175" calcext:value-type="float">
            <text:p>1.8517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45935Cur_speed</text:p>
          </table:table-cell>
          <table:table-cell table:formula="of:=0.579709" office:value-type="float" office:value="0.579709" calcext:value-type="float">
            <text:p>0.57970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148247" calcext:value-type="float">
            <text:p>0.148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90014" calcext:value-type="float">
            <text:p>1.90014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443633Cur_speed</text:p>
          </table:table-cell>
          <table:table-cell table:formula="of:=0.58584" office:value-type="float" office:value="0.58584" calcext:value-type="float">
            <text:p>0.5858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0998611" calcext:value-type="float">
            <text:p>0.099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1.94852" calcext:value-type="float">
            <text:p>1.94852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427916Cur_speed</text:p>
          </table:table-cell>
          <table:table-cell table:formula="of:=0.591525" office:value-type="float" office:value="0.591525" calcext:value-type="float">
            <text:p>0.591525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0514756" calcext:value-type="float">
            <text:p>0.051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2.04756" calcext:value-type="float">
            <text:p>2.0475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395746Cur_speed</text:p>
          </table:table-cell>
          <table:table-cell table:formula="of:=0.596597" office:value-type="float" office:value="0.596597" calcext:value-type="float">
            <text:p>0.59659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-0.0475638" calcext:value-type="float">
            <text:p>-0.0475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2.8697" calcext:value-type="float">
            <text:p>2.869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749893Cur_speed</text:p>
          </table:table-cell>
          <table:table-cell table:formula="of:=0.561824" office:value-type="float" office:value="0.561824" calcext:value-type="float">
            <text:p>0.56182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2.1303" calcext:value-type="float">
            <text:p>2.1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2.92371" calcext:value-type="float">
            <text:p>2.92371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932356Cur_speed</text:p>
          </table:table-cell>
          <table:table-cell table:formula="of:=0.554447" office:value-type="float" office:value="0.554447" calcext:value-type="float">
            <text:p>0.55444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2.07629" calcext:value-type="float">
            <text:p>2.07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2.97492" calcext:value-type="float">
            <text:p>2.97492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93229Cur_speed</text:p>
          </table:table-cell>
          <table:table-cell table:formula="of:=0.547078" office:value-type="float" office:value="0.547078" calcext:value-type="float">
            <text:p>0.547078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2.02508" calcext:value-type="float">
            <text:p>2.02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02275" calcext:value-type="float">
            <text:p>3.0227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932228Cur_speed</text:p>
          </table:table-cell>
          <table:table-cell table:formula="of:=0.539734" office:value-type="float" office:value="0.539734" calcext:value-type="float">
            <text:p>0.53973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97725" calcext:value-type="float">
            <text:p>1.97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07357" calcext:value-type="float">
            <text:p>3.0735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566245Cur_speed</text:p>
          </table:table-cell>
          <table:table-cell table:formula="of:=0.532411" office:value-type="float" office:value="0.532411" calcext:value-type="float">
            <text:p>0.53241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92643" calcext:value-type="float">
            <text:p>1.92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12596" calcext:value-type="float">
            <text:p>3.1259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042157Cur_speed</text:p>
          </table:table-cell>
          <table:table-cell table:formula="of:=0.525093" office:value-type="float" office:value="0.525093" calcext:value-type="float">
            <text:p>0.52509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87404" calcext:value-type="float">
            <text:p>1.87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21824" calcext:value-type="float">
            <text:p>3.21824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.86869e-05Cur_speed</text:p>
          </table:table-cell>
          <table:table-cell table:formula="of:=0.517772" office:value-type="float" office:value="0.517772" calcext:value-type="float">
            <text:p>0.51777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78176" calcext:value-type="float">
            <text:p>1.78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26382" calcext:value-type="float">
            <text:p>3.26382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7.57235e-05Cur_speed</text:p>
          </table:table-cell>
          <table:table-cell table:formula="of:=0.510291" office:value-type="float" office:value="0.510291" calcext:value-type="float">
            <text:p>0.51029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73618" calcext:value-type="float">
            <text:p>1.73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30879" calcext:value-type="float">
            <text:p>3.3087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0376008Cur_speed</text:p>
          </table:table-cell>
          <table:table-cell table:formula="of:=0.502841" office:value-type="float" office:value="0.502841" calcext:value-type="float">
            <text:p>0.50284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69121" calcext:value-type="float">
            <text:p>1.69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3531" calcext:value-type="float">
            <text:p>3.3531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0932949Cur_speed</text:p>
          </table:table-cell>
          <table:table-cell table:formula="of:=0.495418" office:value-type="float" office:value="0.495418" calcext:value-type="float">
            <text:p>0.495418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6469" calcext:value-type="float">
            <text:p>1.6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39587" calcext:value-type="float">
            <text:p>3.3958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111112Cur_speed</text:p>
          </table:table-cell>
          <table:table-cell table:formula="of:=0.48802" office:value-type="float" office:value="0.48802" calcext:value-type="float">
            <text:p>0.4880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60413" calcext:value-type="float">
            <text:p>1.60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43863" calcext:value-type="float">
            <text:p>3.4386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128928Cur_speed</text:p>
          </table:table-cell>
          <table:table-cell table:formula="of:=0.480652" office:value-type="float" office:value="0.480652" calcext:value-type="float">
            <text:p>0.48065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56137" calcext:value-type="float">
            <text:p>1.56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47988" calcext:value-type="float">
            <text:p>3.4798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4.71882e-05Cur_speed</text:p>
          </table:table-cell>
          <table:table-cell table:formula="of:=0.473306" office:value-type="float" office:value="0.473306" calcext:value-type="float">
            <text:p>0.473306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52012" calcext:value-type="float">
            <text:p>1.52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55568" calcext:value-type="float">
            <text:p>3.5556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691565Cur_speed</text:p>
          </table:table-cell>
          <table:table-cell table:formula="of:=0.466001" office:value-type="float" office:value="0.466001" calcext:value-type="float">
            <text:p>0.46600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44432" calcext:value-type="float">
            <text:p>1.44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59505" calcext:value-type="float">
            <text:p>3.5950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857793Cur_speed</text:p>
          </table:table-cell>
          <table:table-cell table:formula="of:=0.458544" office:value-type="float" office:value="0.458544" calcext:value-type="float">
            <text:p>0.45854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40495" calcext:value-type="float">
            <text:p>1.40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63556" calcext:value-type="float">
            <text:p>3.6355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858899Cur_speed</text:p>
          </table:table-cell>
          <table:table-cell table:formula="of:=0.45113" office:value-type="float" office:value="0.45113" calcext:value-type="float">
            <text:p>0.4511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36444" calcext:value-type="float">
            <text:p>1.36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6755" calcext:value-type="float">
            <text:p>3.675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859989Cur_speed</text:p>
          </table:table-cell>
          <table:table-cell table:formula="of:=0.443742" office:value-type="float" office:value="0.443742" calcext:value-type="float">
            <text:p>0.44374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3245" calcext:value-type="float">
            <text:p>1.3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70871" calcext:value-type="float">
            <text:p>3.70871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19494Cur_speed</text:p>
          </table:table-cell>
          <table:table-cell table:formula="of:=0.436382" office:value-type="float" office:value="0.436382" calcext:value-type="float">
            <text:p>0.43638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29129" calcext:value-type="float">
            <text:p>1.29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74419" calcext:value-type="float">
            <text:p>3.7441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34673Cur_speed</text:p>
          </table:table-cell>
          <table:table-cell table:formula="of:=0.429082" office:value-type="float" office:value="0.429082" calcext:value-type="float">
            <text:p>0.42908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25581" calcext:value-type="float">
            <text:p>1.25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7819" calcext:value-type="float">
            <text:p>3.781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36113Cur_speed</text:p>
          </table:table-cell>
          <table:table-cell table:formula="of:=0.421819" office:value-type="float" office:value="0.421819" calcext:value-type="float">
            <text:p>0.42181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2181" calcext:value-type="float">
            <text:p>1.2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81905" calcext:value-type="float">
            <text:p>3.8190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37532Cur_speed</text:p>
          </table:table-cell>
          <table:table-cell table:formula="of:=0.41458" office:value-type="float" office:value="0.41458" calcext:value-type="float">
            <text:p>0.41458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18095" calcext:value-type="float">
            <text:p>1.18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85563" calcext:value-type="float">
            <text:p>3.8556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38929Cur_speed</text:p>
          </table:table-cell>
          <table:table-cell table:formula="of:=0.407371" office:value-type="float" office:value="0.407371" calcext:value-type="float">
            <text:p>0.40737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14437" calcext:value-type="float">
            <text:p>1.14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88532" calcext:value-type="float">
            <text:p>3.88532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30837Cur_speed</text:p>
          </table:table-cell>
          <table:table-cell table:formula="of:=0.400211" office:value-type="float" office:value="0.400211" calcext:value-type="float">
            <text:p>0.40021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11468" calcext:value-type="float">
            <text:p>1.11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90408" calcext:value-type="float">
            <text:p>3.9040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5416Cur_speed</text:p>
          </table:table-cell>
          <table:table-cell table:formula="of:=0.393113" office:value-type="float" office:value="0.393113" calcext:value-type="float">
            <text:p>0.39311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09592" calcext:value-type="float">
            <text:p>1.09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93841" calcext:value-type="float">
            <text:p>3.93841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4991Cur_speed</text:p>
          </table:table-cell>
          <table:table-cell table:formula="of:=0.386153" office:value-type="float" office:value="0.386153" calcext:value-type="float">
            <text:p>0.38615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06159" calcext:value-type="float">
            <text:p>1.06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3.97273" calcext:value-type="float">
            <text:p>3.9727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4566Cur_speed</text:p>
          </table:table-cell>
          <table:table-cell table:formula="of:=0.379228" office:value-type="float" office:value="0.379228" calcext:value-type="float">
            <text:p>0.379228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1.02727" calcext:value-type="float">
            <text:p>1.02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04138" calcext:value-type="float">
            <text:p>4.0413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3715Cur_speed</text:p>
          </table:table-cell>
          <table:table-cell table:formula="of:=0.372332" office:value-type="float" office:value="0.372332" calcext:value-type="float">
            <text:p>0.37233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958617" calcext:value-type="float">
            <text:p>0.958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07458" calcext:value-type="float">
            <text:p>4.0745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3304Cur_speed</text:p>
          </table:table-cell>
          <table:table-cell table:formula="of:=0.365217" office:value-type="float" office:value="0.365217" calcext:value-type="float">
            <text:p>0.36521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925416" calcext:value-type="float">
            <text:p>0.925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09525" calcext:value-type="float">
            <text:p>4.0952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16485Cur_speed</text:p>
          </table:table-cell>
          <table:table-cell table:formula="of:=0.358118" office:value-type="float" office:value="0.358118" calcext:value-type="float">
            <text:p>0.358118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904748" calcext:value-type="float">
            <text:p>0.904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11829" calcext:value-type="float">
            <text:p>4.1182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6163Cur_speed</text:p>
          </table:table-cell>
          <table:table-cell table:formula="of:=0.351149" office:value-type="float" office:value="0.351149" calcext:value-type="float">
            <text:p>0.35114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881714" calcext:value-type="float">
            <text:p>0.881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14924" calcext:value-type="float">
            <text:p>4.14924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5731Cur_speed</text:p>
          </table:table-cell>
          <table:table-cell table:formula="of:=0.344284" office:value-type="float" office:value="0.344284" calcext:value-type="float">
            <text:p>0.34428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850764" calcext:value-type="float">
            <text:p>0.850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17962" calcext:value-type="float">
            <text:p>4.17962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5308Cur_speed</text:p>
          </table:table-cell>
          <table:table-cell table:formula="of:=0.337448" office:value-type="float" office:value="0.337448" calcext:value-type="float">
            <text:p>0.337448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820377" calcext:value-type="float">
            <text:p>0.820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21001" calcext:value-type="float">
            <text:p>4.21001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4884Cur_speed</text:p>
          </table:table-cell>
          <table:table-cell table:formula="of:=0.330644" office:value-type="float" office:value="0.330644" calcext:value-type="float">
            <text:p>0.33064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789991" calcext:value-type="float">
            <text:p>0.789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26707" calcext:value-type="float">
            <text:p>4.2670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15653Cur_speed</text:p>
          </table:table-cell>
          <table:table-cell table:formula="of:=0.323866" office:value-type="float" office:value="0.323866" calcext:value-type="float">
            <text:p>0.323866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73293" calcext:value-type="float">
            <text:p>0.73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2876" calcext:value-type="float">
            <text:p>4.287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681675Cur_speed</text:p>
          </table:table-cell>
          <table:table-cell table:formula="of:=0.316855" office:value-type="float" office:value="0.316855" calcext:value-type="float">
            <text:p>0.316855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712395" calcext:value-type="float">
            <text:p>0.712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31431" calcext:value-type="float">
            <text:p>4.31431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593967Cur_speed</text:p>
          </table:table-cell>
          <table:table-cell table:formula="of:=0.309964" office:value-type="float" office:value="0.309964" calcext:value-type="float">
            <text:p>0.30996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685693" calcext:value-type="float">
            <text:p>0.685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34188" calcext:value-type="float">
            <text:p>4.3418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588992Cur_speed</text:p>
          </table:table-cell>
          <table:table-cell table:formula="of:=0.303124" office:value-type="float" office:value="0.303124" calcext:value-type="float">
            <text:p>0.30312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658121" calcext:value-type="float">
            <text:p>0.658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36889" calcext:value-type="float">
            <text:p>4.3688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584119Cur_speed</text:p>
          </table:table-cell>
          <table:table-cell table:formula="of:=0.296314" office:value-type="float" office:value="0.296314" calcext:value-type="float">
            <text:p>0.29631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631106" calcext:value-type="float">
            <text:p>0.631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39477" calcext:value-type="float">
            <text:p>4.3947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570762Cur_speed</text:p>
          </table:table-cell>
          <table:table-cell table:formula="of:=0.289533" office:value-type="float" office:value="0.289533" calcext:value-type="float">
            <text:p>0.28953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605226" calcext:value-type="float">
            <text:p>0.605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4123" calcext:value-type="float">
            <text:p>4.412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416744Cur_speed</text:p>
          </table:table-cell>
          <table:table-cell table:formula="of:=0.282791" office:value-type="float" office:value="0.282791" calcext:value-type="float">
            <text:p>0.28279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587703" calcext:value-type="float">
            <text:p>0.587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45101" calcext:value-type="float">
            <text:p>4.45101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173868Cur_speed</text:p>
          </table:table-cell>
          <table:table-cell table:formula="of:=0.276182" office:value-type="float" office:value="0.276182" calcext:value-type="float">
            <text:p>0.276182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548994" calcext:value-type="float">
            <text:p>0.548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47576" calcext:value-type="float">
            <text:p>4.4757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162836Cur_speed</text:p>
          </table:table-cell>
          <table:table-cell table:formula="of:=0.269441" office:value-type="float" office:value="0.269441" calcext:value-type="float">
            <text:p>0.26944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524241" calcext:value-type="float">
            <text:p>0.524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49996" calcext:value-type="float">
            <text:p>4.4999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152052Cur_speed</text:p>
          </table:table-cell>
          <table:table-cell table:formula="of:=0.262735" office:value-type="float" office:value="0.262735" calcext:value-type="float">
            <text:p>0.262735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500044" calcext:value-type="float">
            <text:p>0.500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52359" calcext:value-type="float">
            <text:p>4.5235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141518Cur_speed</text:p>
          </table:table-cell>
          <table:table-cell table:formula="of:=0.256057" office:value-type="float" office:value="0.256057" calcext:value-type="float">
            <text:p>0.25605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47641" calcext:value-type="float">
            <text:p>0.47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54666" calcext:value-type="float">
            <text:p>4.5466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131236Cur_speed</text:p>
          </table:table-cell>
          <table:table-cell table:formula="of:=0.249419" office:value-type="float" office:value="0.249419" calcext:value-type="float">
            <text:p>0.24941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453339" calcext:value-type="float">
            <text:p>0.453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56973" calcext:value-type="float">
            <text:p>4.5697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120953Cur_speed</text:p>
          </table:table-cell>
          <table:table-cell table:formula="of:=0.242814" office:value-type="float" office:value="0.242814" calcext:value-type="float">
            <text:p>0.24281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430266" calcext:value-type="float">
            <text:p>0.430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58968" calcext:value-type="float">
            <text:p>4.5896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234409Cur_speed</text:p>
          </table:table-cell>
          <table:table-cell table:formula="of:=0.236233" office:value-type="float" office:value="0.236233" calcext:value-type="float">
            <text:p>0.23623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410322" calcext:value-type="float">
            <text:p>0.410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60695" calcext:value-type="float">
            <text:p>4.6069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415364Cur_speed</text:p>
          </table:table-cell>
          <table:table-cell table:formula="of:=0.229706" office:value-type="float" office:value="0.229706" calcext:value-type="float">
            <text:p>0.229706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393046" calcext:value-type="float">
            <text:p>0.393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62892" calcext:value-type="float">
            <text:p>4.62892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409874Cur_speed</text:p>
          </table:table-cell>
          <table:table-cell table:formula="of:=0.223283" office:value-type="float" office:value="0.223283" calcext:value-type="float">
            <text:p>0.22328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37108" calcext:value-type="float">
            <text:p>0.37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67054" calcext:value-type="float">
            <text:p>4.67054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399472Cur_speed</text:p>
          </table:table-cell>
          <table:table-cell table:formula="of:=0.216881" office:value-type="float" office:value="0.216881" calcext:value-type="float">
            <text:p>0.21688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329456" calcext:value-type="float">
            <text:p>0.329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69136" calcext:value-type="float">
            <text:p>4.6913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394269Cur_speed</text:p>
          </table:table-cell>
          <table:table-cell table:formula="of:=0.210101" office:value-type="float" office:value="0.210101" calcext:value-type="float">
            <text:p>0.21010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308636" calcext:value-type="float">
            <text:p>0.308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71106" calcext:value-type="float">
            <text:p>4.7110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389347Cur_speed</text:p>
          </table:table-cell>
          <table:table-cell table:formula="of:=0.203321" office:value-type="float" office:value="0.203321" calcext:value-type="float">
            <text:p>0.20332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288939" calcext:value-type="float">
            <text:p>0.288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73019" calcext:value-type="float">
            <text:p>4.7301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384566Cur_speed</text:p>
          </table:table-cell>
          <table:table-cell table:formula="of:=0.196567" office:value-type="float" office:value="0.196567" calcext:value-type="float">
            <text:p>0.19656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269808" calcext:value-type="float">
            <text:p>0.269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7482" calcext:value-type="float">
            <text:p>4.7482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380066Cur_speed</text:p>
          </table:table-cell>
          <table:table-cell table:formula="of:=0.18985" office:value-type="float" office:value="0.18985" calcext:value-type="float">
            <text:p>0.18985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2518" calcext:value-type="float">
            <text:p>0.2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76496" calcext:value-type="float">
            <text:p>4.7649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414052Cur_speed</text:p>
          </table:table-cell>
          <table:table-cell table:formula="of:=0.183169" office:value-type="float" office:value="0.183169" calcext:value-type="float">
            <text:p>0.18316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235037" calcext:value-type="float">
            <text:p>0.235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77425" calcext:value-type="float">
            <text:p>4.7742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644714Cur_speed</text:p>
          </table:table-cell>
          <table:table-cell table:formula="of:=0.176544" office:value-type="float" office:value="0.176544" calcext:value-type="float">
            <text:p>0.17654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225753" calcext:value-type="float">
            <text:p>0.225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78854" calcext:value-type="float">
            <text:p>4.78854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705501Cur_speed</text:p>
          </table:table-cell>
          <table:table-cell table:formula="of:=0.170177" office:value-type="float" office:value="0.170177" calcext:value-type="float">
            <text:p>0.17017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211457" calcext:value-type="float">
            <text:p>0.211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80374" calcext:value-type="float">
            <text:p>4.80374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704018Cur_speed</text:p>
          </table:table-cell>
          <table:table-cell table:formula="of:=0.163905" office:value-type="float" office:value="0.163905" calcext:value-type="float">
            <text:p>0.163905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196264" calcext:value-type="float">
            <text:p>0.196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81837" calcext:value-type="float">
            <text:p>4.8183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702591Cur_speed</text:p>
          </table:table-cell>
          <table:table-cell table:formula="of:=0.15768" office:value-type="float" office:value="0.15768" calcext:value-type="float">
            <text:p>0.15768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181634" calcext:value-type="float">
            <text:p>0.181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833" calcext:value-type="float">
            <text:p>4.83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701163Cur_speed</text:p>
          </table:table-cell>
          <table:table-cell table:formula="of:=0.151506" office:value-type="float" office:value="0.151506" calcext:value-type="float">
            <text:p>0.151506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167004" calcext:value-type="float">
            <text:p>0.167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86226" calcext:value-type="float">
            <text:p>4.8622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698308Cur_speed</text:p>
          </table:table-cell>
          <table:table-cell table:formula="of:=0.145364" office:value-type="float" office:value="0.145364" calcext:value-type="float">
            <text:p>0.14536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137742" calcext:value-type="float">
            <text:p>0.137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87577" calcext:value-type="float">
            <text:p>4.8757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696989Cur_speed</text:p>
          </table:table-cell>
          <table:table-cell table:formula="of:=0.138583" office:value-type="float" office:value="0.138583" calcext:value-type="float">
            <text:p>0.13858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124233" calcext:value-type="float">
            <text:p>0.124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88871" calcext:value-type="float">
            <text:p>4.88871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695727Cur_speed</text:p>
          </table:table-cell>
          <table:table-cell table:formula="of:=0.13183" office:value-type="float" office:value="0.13183" calcext:value-type="float">
            <text:p>0.1318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111291" calcext:value-type="float">
            <text:p>0.111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90109" calcext:value-type="float">
            <text:p>4.90109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694519Cur_speed</text:p>
          </table:table-cell>
          <table:table-cell table:formula="of:=0.125123" office:value-type="float" office:value="0.125123" calcext:value-type="float">
            <text:p>0.125123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0989128" calcext:value-type="float">
            <text:p>0.0989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90713" calcext:value-type="float">
            <text:p>4.9071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797402Cur_speed</text:p>
          </table:table-cell>
          <table:table-cell table:formula="of:=0.118454" office:value-type="float" office:value="0.118454" calcext:value-type="float">
            <text:p>0.11845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0928744" calcext:value-type="float">
            <text:p>0.0928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9042" calcext:value-type="float">
            <text:p>4.9042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4553Cur_speed</text:p>
          </table:table-cell>
          <table:table-cell table:formula="of:=0.112228" office:value-type="float" office:value="0.112228" calcext:value-type="float">
            <text:p>0.112228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0958042" calcext:value-type="float">
            <text:p>0.0958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91458" calcext:value-type="float">
            <text:p>4.9145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5456Cur_speed</text:p>
          </table:table-cell>
          <table:table-cell table:formula="of:=0.106944" office:value-type="float" office:value="0.106944" calcext:value-type="float">
            <text:p>0.10694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0854213" calcext:value-type="float">
            <text:p>0.0854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93596" calcext:value-type="float">
            <text:p>4.9359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6142Cur_speed</text:p>
          </table:table-cell>
          <table:table-cell table:formula="of:=0.101697" office:value-type="float" office:value="0.101697" calcext:value-type="float">
            <text:p>0.10169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0640378" calcext:value-type="float">
            <text:p>0.0640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94553" calcext:value-type="float">
            <text:p>4.9455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6449Cur_speed</text:p>
          </table:table-cell>
          <table:table-cell table:formula="of:=0.0955577" office:value-type="float" office:value="0.0955577" calcext:value-type="float">
            <text:p>0.095557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0544716" calcext:value-type="float">
            <text:p>0.0544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95453" calcext:value-type="float">
            <text:p>4.95453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6738Cur_speed</text:p>
          </table:table-cell>
          <table:table-cell table:formula="of:=0.0894536" office:value-type="float" office:value="0.0894536" calcext:value-type="float">
            <text:p>0.0894536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0454678" calcext:value-type="float">
            <text:p>0.0454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96297" calcext:value-type="float">
            <text:p>4.9629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7008Cur_speed</text:p>
          </table:table-cell>
          <table:table-cell table:formula="of:=0.0833864" office:value-type="float" office:value="0.0833864" calcext:value-type="float">
            <text:p>0.0833864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0370265" calcext:value-type="float">
            <text:p>0.0370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97085" calcext:value-type="float">
            <text:p>4.9708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7261Cur_speed</text:p>
          </table:table-cell>
          <table:table-cell table:formula="of:=0.0773549" office:value-type="float" office:value="0.0773549" calcext:value-type="float">
            <text:p>0.0773549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0291487" calcext:value-type="float">
            <text:p>0.0291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97817" calcext:value-type="float">
            <text:p>4.97817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7496Cur_speed</text:p>
          </table:table-cell>
          <table:table-cell table:formula="of:=0.0713565" office:value-type="float" office:value="0.0713565" calcext:value-type="float">
            <text:p>0.0713565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0218332" calcext:value-type="float">
            <text:p>0.0218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98548" calcext:value-type="float">
            <text:p>4.98548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773Cur_speed</text:p>
          </table:table-cell>
          <table:table-cell table:formula="of:=0.0653981" office:value-type="float" office:value="0.0653981" calcext:value-type="float">
            <text:p>0.0653981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0145177" calcext:value-type="float">
            <text:p>0.0145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4.99786" calcext:value-type="float">
            <text:p>4.99786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8127Cur_speed</text:p>
          </table:table-cell>
          <table:table-cell table:formula="of:=0.059257" office:value-type="float" office:value="0.059257" calcext:value-type="float">
            <text:p>0.059257</text:p>
          </table:table-cell>
        </table:table-row>
        <table:table-row table:style-name="ro1">
          <table:table-cell office:value-type="string" calcext:value-type="string">
            <text:p>dirction_flag</text:p>
          </table:table-cell>
          <table:table-cell office:value-type="string" calcext:value-type="string">
            <text:p>=</text:p>
          </table:table-cell>
          <table:table-cell office:value-type="float" office:value="0.00213781" calcext:value-type="float">
            <text:p>0.00213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cl_x</text:p>
          </table:table-cell>
          <table:table-cell office:value-type="string" calcext:value-type="string">
            <text:p>=</text:p>
          </table:table-cell>
          <table:table-cell office:value-type="float" office:value="5.00405" calcext:value-type="float">
            <text:p>5.00405</text:p>
          </table:table-cell>
          <table:table-cell office:value-type="string" calcext:value-type="string">
            <text:p>amcl_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8326Cur_speed</text:p>
          </table:table-cell>
          <table:table-cell table:formula="of:=0.03553" office:value-type="float" office:value="0.03553" calcext:value-type="float">
            <text:p>0.035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4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1:26:39.330407947</meta:creation-date>
    <dc:date>2018-12-24T11:33:22.354712787</dc:date>
    <meta:editing-duration>PT6M45S</meta:editing-duration>
    <meta:editing-cycles>1</meta:editing-cycles>
    <meta:document-statistic meta:table-count="1" meta:cell-count="142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46cm" svg:y="4.121cm" style:legend-expansion="high" chart:style-name="ch2"/>
        <chart:plot-area chart:style-name="ch3" table:cell-range-address="Sheet1.G1:Sheet1.G285" svg:x="0.32cm" svg:y="0.18cm" svg:width="13.806cm" svg:height="8.64cm">
          <chartooo:coordinate-region svg:x="1.047cm" svg:y="0.301cm" svg:width="13.079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:Sheet1.G285" chart:class="chart:bar">
            <chart:data-point chart:repeated="2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">
                <text:p>0.07</text:p>
                <draw:g>
                  <svg:desc>Sheet1.G1:Sheet1.G2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89186">
                <text:p>0.0789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8209">
                <text:p>0.0878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66863">
                <text:p>0.0966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5512">
                <text:p>0.105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4296">
                <text:p>0.114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3093">
                <text:p>0.123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1863">
                <text:p>0.131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0612">
                <text:p>0.140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9337">
                <text:p>0.149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8039">
                <text:p>0.1580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6723">
                <text:p>0.166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385">
                <text:p>0.175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4079">
                <text:p>0.184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2745">
                <text:p>0.192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1385">
                <text:p>0.201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8592">
                <text:p>0.2185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7157">
                <text:p>0.227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5691">
                <text:p>0.2356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4271">
                <text:p>0.2442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823">
                <text:p>0.2528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1345">
                <text:p>0.261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9847">
                <text:p>0.269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83">
                <text:p>0.27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6726">
                <text:p>0.2867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5114">
                <text:p>0.295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3581">
                <text:p>0.3035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2007">
                <text:p>0.3120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0405">
                <text:p>0.3204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8643">
                <text:p>0.3286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3685">
                <text:p>0.33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5157">
                <text:p>0.3451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53418">
                <text:p>0.3534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1484">
                <text:p>0.361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69793">
                <text:p>0.369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78064">
                <text:p>0.3780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86109">
                <text:p>0.3861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4089">
                <text:p>0.3940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22">
                <text:p>0.40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0199">
                <text:p>0.4101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8096">
                <text:p>0.4180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5939">
                <text:p>0.4259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3718">
                <text:p>0.4337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1452">
                <text:p>0.441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49113">
                <text:p>0.4491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56716">
                <text:p>0.4567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6452">
                <text:p>0.464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72247">
                <text:p>0.4722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9899">
                <text:p>0.4798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87463">
                <text:p>0.4874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94936">
                <text:p>0.4949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02308">
                <text:p>0.5023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09565">
                <text:p>0.5095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7142">
                <text:p>0.5171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24578">
                <text:p>0.5245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31885">
                <text:p>0.5318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39053">
                <text:p>0.5390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46077">
                <text:p>0.5460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52913">
                <text:p>0.5529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59362">
                <text:p>0.5593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66417">
                <text:p>0.5664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73209">
                <text:p>0.5732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79709">
                <text:p>0.579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8584">
                <text:p>0.585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91525">
                <text:p>0.5915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96597">
                <text:p>0.5965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1824">
                <text:p>0.5618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4447">
                <text:p>0.5544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47078">
                <text:p>0.5470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39734">
                <text:p>0.5397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32411">
                <text:p>0.5324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25093">
                <text:p>0.5250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17772">
                <text:p>0.5177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10291">
                <text:p>0.5102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2841">
                <text:p>0.5028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95418">
                <text:p>0.4954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8802">
                <text:p>0.488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80652">
                <text:p>0.4806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73306">
                <text:p>0.4733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66001">
                <text:p>0.466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58544">
                <text:p>0.4585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5113">
                <text:p>0.451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43742">
                <text:p>0.4437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36382">
                <text:p>0.4363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29082">
                <text:p>0.4290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21819">
                <text:p>0.4218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1458">
                <text:p>0.414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07371">
                <text:p>0.4073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00211">
                <text:p>0.4002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93113">
                <text:p>0.3931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86153">
                <text:p>0.3861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79228">
                <text:p>0.3792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2332">
                <text:p>0.3723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65217">
                <text:p>0.3652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58118">
                <text:p>0.3581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51149">
                <text:p>0.3511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44284">
                <text:p>0.3442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37448">
                <text:p>0.3374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30644">
                <text:p>0.3306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23866">
                <text:p>0.3238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16855">
                <text:p>0.3168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09964">
                <text:p>0.3099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03124">
                <text:p>0.3031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96314">
                <text:p>0.2963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89533">
                <text:p>0.2895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82791">
                <text:p>0.2827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76182">
                <text:p>0.2761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69441">
                <text:p>0.2694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62735">
                <text:p>0.2627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56057">
                <text:p>0.2560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49419">
                <text:p>0.2494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42814">
                <text:p>0.2428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36233">
                <text:p>0.2362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9706">
                <text:p>0.2297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23283">
                <text:p>0.2232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16881">
                <text:p>0.2168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10101">
                <text:p>0.2101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03321">
                <text:p>0.2033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96567">
                <text:p>0.1965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8985">
                <text:p>0.189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83169">
                <text:p>0.1831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76544">
                <text:p>0.1765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70177">
                <text:p>0.1701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63905">
                <text:p>0.1639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5768">
                <text:p>0.157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51506">
                <text:p>0.1515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45364">
                <text:p>0.1453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38583">
                <text:p>0.1385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3183">
                <text:p>0.131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25123">
                <text:p>0.1251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18454">
                <text:p>0.1184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12228">
                <text:p>0.1122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06944">
                <text:p>0.1069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01697">
                <text:p>0.1016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955577">
                <text:p>0.09555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94536">
                <text:p>0.08945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833864">
                <text:p>0.08338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773549">
                <text:p>0.07735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13565">
                <text:p>0.07135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53981">
                <text:p>0.06539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59257">
                <text:p>0.0592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3553">
                <text:p>0.03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